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C0000041AA49B91C4F1BFEDE3.png" manifest:media-type="image/png"/>
  <manifest:file-entry manifest:full-path="Pictures/1000000100000305000001F811BF336E9FA039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stellar" svg:font-family="Castella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dsrom10" svg:font-family="dsrom10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style:font-name="Castellar" fo:font-size="72pt" fo:font-weight="bold" style:font-size-asian="72pt" style:font-weight-asian="bold" style:font-name-complex="Times New Roman1" style:font-size-complex="72pt"/>
    </style:style>
    <style:style style:name="P2" style:family="paragraph">
      <style:paragraph-properties fo:text-align="center"/>
      <style:text-properties fo:font-size="54pt" style:font-size-asian="54pt" style:font-size-complex="54pt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dsrom10" fo:font-size="54pt" fo:font-weight="bold" style:font-size-asian="54pt" style:font-weight-asian="bold" style:font-size-complex="54pt" style:font-weight-complex="bold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dsrom10" fo:font-size="54pt" fo:font-weight="bold" style:font-size-asian="54pt" style:font-weight-asian="bold" style:font-size-complex="54pt" style:font-weight-complex="bold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 style:shadow="#808080 0.353cm 0.353cm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58cm, 0cm, 13.861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762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4.581cm" fo:margin-right="4.579cm" fo:margin-top="0cm" fo:margin-bottom="0cm" style:run-through="foreground" style:wrap="parallel" style:number-wrapped-paragraphs="no-limit" style:wrap-contour="false" style:vertical-pos="middle" style:vertical-rel="page-content" style:horizontal-pos="center" style:horizontal-rel="page-content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2" draw:name="Text Frame 2" draw:style-name="gr1" draw:text-style-name="P3" svg:width="19.095cm" svg:height="2.763cm" svg:x="0.972cm" svg:y="6.488cm">
        <draw:text-box>
          <text:p text:style-name="P2"><text:span text:style-name="T1">CONCLUSION</text:span></text:p>
        </draw:text-box>
      </draw:frame>
      <text:p text:style-name="Title"><draw:frame text:anchor-type="char" draw:z-index="1" draw:name="Picture 6" draw:style-name="gr2" draw:text-style-name="P4" svg:width="29.53cm" svg:height="21.005cm" draw:transform="rotate (-1.5707963267949) translate (18.462625cm -2.45533333333333cm)"><draw:image xlink:href="Pictures/1000000100000305000001F811BF336E9FA03907.png" xlink:type="simple" xlink:show="embed" xlink:actuate="onLoad" draw:mime-type="image/png"><text:p/></draw:image><svg:desc>15205389965-2-decorative-border-png-clipart.png</svg:desc></draw:frame><draw:frame draw:style-name="fr2" draw:name="Image1" text:anchor-type="char" svg:x="-0.319cm" svg:y="8.46cm" svg:width="16.626cm" svg:height="8.001cm" draw:z-index="3"><draw:image xlink:href="Pictures/100000010000035C0000041AA49B91C4F1BFEDE3.png" xlink:type="simple" xlink:show="embed" xlink:actuate="onLoad" draw:mime-type="image/png"/></draw:frame><draw:frame draw:style-name="fr1" draw:name="Frame2" text:anchor-type="char" svg:x="2.54cm" svg:y="-24.885cm" svg:width="10.583cm" svg:height="2.925cm" draw:z-index="0"><draw:text-box><text:p text:style-name="P1">INDEX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stellar" svg:font-family="Castella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dsrom10" svg:font-family="dsrom10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1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NOD</meta:initial-creator>
    <meta:editing-cycles>18</meta:editing-cycles>
    <meta:creation-date>2024-07-22T14:15:00</meta:creation-date>
    <dc:date>2024-08-05T20:16:46.103644269</dc:date>
    <meta:editing-duration>PT9H5M52S</meta:editing-duration>
    <meta:generator>LibreOffice/7.3.7.2$Linux_X86_64 LibreOffice_project/30$Build-2</meta:generator>
    <meta:print-date>2024-08-05T20:14:16.755535773</meta:print-date>
    <meta:document-statistic meta:table-count="0" meta:image-count="1" meta:object-count="0" meta:page-count="1" meta:paragraph-count="1" meta:word-count="1" meta:character-count="5" meta:non-whitespace-character-count="5"/>
    <meta:user-defined meta:name="AppVersion">12.0000</meta:user-defined>
    <meta:template xlink:type="simple" xlink:actuate="onRequest" xlink:title="Normal" xlink:href=""/>
  </office:meta>
</office:document-meta>
</file>